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7718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7f958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8a8a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ae36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c0ad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f319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8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8afc986"/>
    </style:style>
    <style:style style:name="P29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8f6851b"/>
    </style:style>
    <style:style style:name="P30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902fa71"/>
    </style:style>
    <style:style style:name="P31" style:family="paragraph" style:parent-style-name="Стиль2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b4b08c" fo:hyphenate="true" fo:hyphenation-remain-char-count="2" fo:hyphenation-push-char-count="2" loext:hyphenation-no-caps="false"/>
    </style:style>
    <style:style style:name="P32" style:family="paragraph" style:parent-style-name="Стиль2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officeooo:paragraph-rsid="0911e226" fo:hyphenate="true" fo:hyphenation-remain-char-count="2" fo:hyphenation-push-char-count="2" loext:hyphenation-no-caps="false"/>
    </style:style>
    <style:style style:name="P33" style:family="paragraph" style:parent-style-name="Стиль2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fo:font-size="12pt" officeooo:paragraph-rsid="08d98019" style:font-size-asian="12pt" style:font-size-complex="12pt" fo:hyphenate="true" fo:hyphenation-remain-char-count="2" fo:hyphenation-push-char-count="2" loext:hyphenation-no-caps="false"/>
    </style:style>
    <style:style style:name="P3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35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20c87" style:font-weight-asian="bold" style:font-weight-complex="bold" fo:hyphenate="true" fo:hyphenation-remain-char-count="2" fo:hyphenation-push-char-count="2" loext:hyphenation-no-caps="false"/>
    </style:style>
    <style:style style:name="P3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8a52150" style:font-weight-asian="bold" style:font-weight-complex="bold" fo:hyphenate="true" fo:hyphenation-remain-char-count="2" fo:hyphenation-push-char-count="2" loext:hyphenation-no-caps="false"/>
    </style:style>
    <style:style style:name="P3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20c87" style:font-weight-asian="bold" style:font-weight-complex="bold" fo:hyphenate="true" fo:hyphenation-remain-char-count="2" fo:hyphenation-push-char-count="2" loext:hyphenation-no-caps="false"/>
    </style:style>
    <style:style style:name="P40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8a52150" style:font-weight-asian="bold" style:font-weight-complex="bold" fo:hyphenate="true" fo:hyphenation-remain-char-count="2" fo:hyphenation-push-char-count="2" loext:hyphenation-no-caps="false"/>
    </style:style>
    <style:style style:name="P41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8a52150" style:font-weight-asian="bold" style:font-weight-complex="bold" fo:hyphenate="true" fo:hyphenation-remain-char-count="2" fo:hyphenation-push-char-count="2" loext:hyphenation-no-caps="false"/>
    </style:style>
    <style:style style:name="P4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4" style:family="paragraph" style:parent-style-name="Standard" style:list-style-name="L6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bold" officeooo:rsid="089ad377" officeooo:paragraph-rsid="08adb480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8adb48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8adb48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2ef0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33689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36b2f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41d05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0b8c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41d7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61994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6a8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7485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72f79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9ad377" officeooo:paragraph-rsid="08adb48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9ad377" officeooo:paragraph-rsid="08adb48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9bab761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9b50cfc" officeooo:paragraph-rsid="09b50cfc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normal" officeooo:rsid="09b50cfc" officeooo:paragraph-rsid="09b6e4cc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Стиль2" style:list-style-name="L2" style:master-page-name="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style:page-number="auto" fo:background-color="transparent"/>
      <style:text-properties fo:font-size="12pt" fo:font-weight="normal" officeooo:paragraph-rsid="08afc986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4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font-weight="normal" officeooo:paragraph-rsid="08afc986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5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font-weight="normal" officeooo:paragraph-rsid="08b4b08c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6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8dd167d" fo:hyphenate="true" fo:hyphenation-remain-char-count="2" fo:hyphenation-push-char-count="2" loext:hyphenation-no-caps="false"/>
    </style:style>
    <style:style style:name="P67" style:family="paragraph" style:parent-style-name="Стиль2" style:list-style-name="WWNum24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officeooo:paragraph-rsid="08bc5496" fo:hyphenate="true" fo:hyphenation-remain-char-count="2" fo:hyphenation-push-char-count="2" loext:hyphenation-no-caps="false"/>
    </style:style>
    <style:style style:name="P68" style:family="paragraph" style:parent-style-name="Стиль2" style:list-style-name="WWNum24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bd7201" fo:hyphenate="true" fo:hyphenation-remain-char-count="2" fo:hyphenation-push-char-count="2" loext:hyphenation-no-caps="false"/>
    </style:style>
    <style:style style:name="P69" style:family="paragraph" style:parent-style-name="Стиль2" style:list-style-name="WWNum24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e9f0e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style:font-weight-asian="normal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8a14c80" style:font-name-asian="Times New Roman1" style:font-weight-asian="bold" style:font-size-complex="14pt"/>
    </style:style>
    <style:style style:name="T10" style:family="text">
      <style:text-properties fo:font-weight="bold" officeooo:rsid="09ab7539" style:font-name-asian="Times New Roman1" style:font-weight-asian="bold" style:font-size-complex="14pt"/>
    </style:style>
    <style:style style:name="T11" style:family="text">
      <style:text-properties fo:font-weight="bold" officeooo:rsid="089ad377" style:font-size-asian="12pt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8fac813" style:font-size-asian="12pt" style:font-size-complex="12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bold"/>
    </style:style>
    <style:style style:name="T20" style:family="text">
      <style:text-properties fo:font-size="12pt" fo:font-weight="normal" officeooo:rsid="08bc1a1e" style:font-size-asian="12pt" style:font-weight-asian="normal" style:font-size-complex="12pt" style:font-weight-complex="bold"/>
    </style:style>
    <style:style style:name="T21" style:family="text">
      <style:text-properties fo:font-size="12pt" fo:font-weight="normal" officeooo:rsid="08ce6e5c" style:font-size-asian="12pt" style:font-weight-asian="normal" style:font-size-complex="12pt" style:font-weight-complex="bold"/>
    </style:style>
    <style:style style:name="T22" style:family="text">
      <style:text-properties fo:font-size="12pt" fo:font-weight="normal" officeooo:rsid="08f494e2" style:font-size-asian="12pt" style:font-weight-asian="normal" style:font-size-complex="12pt" style:font-weight-complex="bold"/>
    </style:style>
    <style:style style:name="T23" style:family="text">
      <style:text-properties fo:font-size="12pt" fo:font-weight="normal" officeooo:rsid="08f8e252" style:font-size-asian="12pt" style:font-weight-asian="normal" style:font-size-complex="12pt" style:font-weight-complex="bold"/>
    </style:style>
    <style:style style:name="T24" style:family="text">
      <style:text-properties fo:font-size="12pt" fo:font-weight="normal" officeooo:rsid="08fac813" style:font-size-asian="12pt" style:font-weight-asian="normal" style:font-size-complex="12pt" style:font-weight-complex="bold"/>
    </style:style>
    <style:style style:name="T25" style:family="text"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T26" style:family="text">
      <style:text-properties officeooo:rsid="089ad377" style:font-size-asian="12pt"/>
    </style:style>
    <style:style style:name="T27" style:family="text">
      <style:text-properties officeooo:rsid="09186030" style:font-size-asian="12pt"/>
    </style:style>
    <style:style style:name="T28" style:family="text">
      <style:text-properties officeooo:rsid="0919e5c5" style:font-size-asian="12pt"/>
    </style:style>
    <style:style style:name="T29" style:family="text">
      <style:text-properties officeooo:rsid="0929824a" style:font-size-asian="12pt"/>
    </style:style>
    <style:style style:name="T30" style:family="text">
      <style:text-properties officeooo:rsid="094203f6" style:font-size-asian="12pt"/>
    </style:style>
    <style:style style:name="T31" style:family="text">
      <style:text-properties officeooo:rsid="0974f77c" style:font-size-asian="12pt"/>
    </style:style>
    <style:style style:name="T32" style:family="text">
      <style:text-properties officeooo:rsid="099b881b" style:font-size-asian="12pt"/>
    </style:style>
    <style:style style:name="T33" style:family="text">
      <style:text-properties officeooo:rsid="09a0ce42" style:font-size-asian="12pt"/>
    </style:style>
    <style:style style:name="T34" style:family="text">
      <style:text-properties officeooo:rsid="09a4bd6c" style:font-size-asian="12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language="en" fo:country="US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21in" draw:visible-area-height="1.992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1</text:span><text:span text:style-name="T10">1</text:span></text:p>
      <text:p text:style-name="P15"><text:span text:style-name="T8"><text:line-break/></text:span><text:span text:style-name="T3">з дисципліни «Організація комп’ютерних мереж</text:span><text:span text:style-name="T12">»</text:span></text:p>
      <text:p text:style-name="P27"/>
      <text:p text:style-name="P19"><text:span text:style-name="T4">на тему: </text:span><text:span text:style-name="T6">«Підключення до VPN сервера через локальну обчислювальну мережу (ЛОМ) (Windows 7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1">Дніпро, 202</text:span><text:span text:style-name="T2">2</text:span></text:p>
      <text:p text:style-name="P2"><text:span text:style-name="T5">Тема. </text:span><text:span text:style-name="T14">Підключення до VPN сервера через локальну обчислювальну мережу (ЛОМ) (Windows 7).</text:span></text:p>
      <text:p text:style-name="P11">Мета. <text:span text:style-name="T35">Ознайомитися і отримати практичні навички підключення до VPN сервера</text:span></text:p>
      <text:p text:style-name="P11"><text:span text:style-name="T35">через ЛОМ.</text:span></text:p>
      <text:p text:style-name="P37">Порядок виконання роботи.</text:p>
      <text:list xml:id="list3187300066" text:style-name="L7">
        <text:list-item>
          <text:p text:style-name="P39"><text:span text:style-name="T35">Ознайомитися з основними поняттями:</text:span></text:p>
        </text:list-item>
      </text:list>
      <text:list xml:id="list2134466421" text:style-name="L8">
        <text:list-item>
          <text:list>
            <text:list-item>
              <text:p text:style-name="P40"><text:span text:style-name="T35">локальна обчислювальна мережа (Local Area Network, LAN);</text:span></text:p>
            </text:list-item>
            <text:list-item>
              <text:p text:style-name="P40"><text:span text:style-name="T35">набір протоколів для забезпечення захисту даних IP Security;</text:span></text:p>
            </text:list-item>
            <text:list-item>
              <text:p text:style-name="P40"><text:span text:style-name="T35">протокол тунелювання другого рівня (Layer 2 Tunneling Protocol);</text:span></text:p>
            </text:list-item>
            <text:list-item>
              <text:p text:style-name="P40"><text:span text:style-name="T35">протокол аутентифікації PAP (Password Authentication Protocol);</text:span></text:p>
            </text:list-item>
            <text:list-item>
              <text:p text:style-name="P40"><text:span text:style-name="T35">віртуальна приватна мережа (Virtual Private Network, VPN);</text:span></text:p>
            </text:list-item>
            <text:list-item>
              <text:p text:style-name="P40"><text:span text:style-name="T35">типи VPN-підключень;</text:span></text:p>
            </text:list-item>
            <text:list-item>
              <text:p text:style-name="P40"><text:span text:style-name="T35">властивості VPN-підключень.</text:span></text:p>
            </text:list-item>
          </text:list>
        </text:list-item>
      </text:list>
      <text:list xml:id="list192355680512210" text:continue-list="list3187300066" text:style-name="L7">
        <text:list-item>
          <text:p text:style-name="P38"><text:span text:style-name="T35">Налагодити VPN підключення в Windows, для чого виконати:</text:span></text:p>
        </text:list-item>
      </text:list>
      <text:list xml:id="list1248434171" text:style-name="L9">
        <text:list-item>
          <text:list>
            <text:list-item>
              <text:p text:style-name="P41"><text:span text:style-name="T35">створення нового мережевого підключення;</text:span></text:p>
            </text:list-item>
            <text:list-item>
              <text:p text:style-name="P41"><text:span text:style-name="T35">перевірку поточного стану мережевого підключення;</text:span></text:p>
            </text:list-item>
            <text:list-item>
              <text:p text:style-name="P41"><text:span text:style-name="T35">налагодження створеного VPN підключення;</text:span></text:p>
            </text:list-item>
            <text:list-item>
              <text:p text:style-name="P41"><text:span text:style-name="T35">запуск і перевірку VPN підключення.</text:span></text:p>
            </text:list-item>
          </text:list>
        </text:list-item>
      </text:list>
      <text:p text:style-name="P16"><text:s/></text:p>
      <text:p text:style-name="P60"><text:span text:style-name="T36">Короткі теоретичні відомості</text:span></text:p>
      <text:p text:style-name="P61"><text:span text:style-name="T36">TODO</text:span></text:p>
      <text:p text:style-name="P60"><text:span text:style-name="T36">Короткий опис послідовності виконання роботи з скриншотами і аналізом отриманих результатів</text:span></text:p>
      <text:p text:style-name="P61"><text:span text:style-name="T36">TODO</text:span></text:p>
      <text:p text:style-name="P60"><text:span text:style-name="T36">Висновки</text:span></text:p>
      <text:p text:style-name="P62"><text:span text:style-name="T36">TODO</text:span></text:p>
      <text:p text:style-name="P17">Контрольні питання</text:p>
      <text:list xml:id="list2347893665" text:style-name="L3">
        <text:list-item>
          <text:p text:style-name="P42">Що таке Інтернет, ідентифікатор місце розташування URL, Browser?</text:p>
          <text:p text:style-name="P59">TODO</text:p>
        </text:list-item>
        <text:list-item>
          <text:p text:style-name="P42">Послуги Інтернет: WWW, FTP, електронна пошта, Telnet.</text:p>
          <text:p text:style-name="P59">TODO</text:p>
        </text:list-item>
        <text:list-item>
          <text:p text:style-name="P42">Протоколи IPsec, IKE. Протокол L2TP (тунелювання).</text:p>
          <text:p text:style-name="P59">TODO</text:p>
        </text:list-item>
        <text:list-item>
          <text:p text:style-name="P42">Типи VPN-підключень.</text:p>
          <text:p text:style-name="P59">TODO</text:p>
        </text:list-item>
        <text:list-item>
          <text:p text:style-name="P42">Властивості VPN-підключень і використані протоколи.</text:p>
          <text:p text:style-name="P59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9T19:20:51.530644831</dc:date>
    <meta:editing-duration>P1DT3H53M24S</meta:editing-duration>
    <meta:editing-cycles>2306</meta:editing-cycles>
    <meta:generator>LibreOffice/7.2.6.2$Linux_X86_64 LibreOffice_project/20$Build-2</meta:generator>
    <meta:document-statistic meta:table-count="0" meta:image-count="0" meta:object-count="1" meta:page-count="3" meta:paragraph-count="49" meta:word-count="211" meta:character-count="1565" meta:non-whitespace-character-count="1413"/>
  </office:meta>
</office:document-meta>
</file>